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ecret Agent Part II</text:p>
      <text:p text:style-name="P1"/>
      <text:p text:style-name="P2">The coral reefs were going extinct, or so it seemed to Bruce Baner. He was doing underwater research at the coral reef reserve looking for clues that would point to the increasing levels of acidity in certain parts of the ocean. Formerly in Lake Super, he found signs as to strange concentrations of toxic salts that the wilderness preservation units had to work extra hard to remove from the shallow parts of the lakebeds. He discovered there that the toxicity was related to worldwide phenomena of wind currents and pressure systems that many scientists and researchers had been looking into for some time. He was deployed shortly thereafter to an ocean liner that circled regular patrols around an oil rig and the wildlife reserves. Outside of the reefs, there were a few migratory schools of fish and fauna that returned to the area at various parts of the year. Now as the spring season, <text:s/>probably some weeks at least before summer. He hadn't checked the weather reports on it in the area.</text:p>
      <text:p text:style-name="P2"/>
      <text:p text:style-name="P2">Bruce Baner took an alternative route on one of his ocean vessels, apart from the rest of the crew which was going on a fishing break. He wanted to explore the sunken underwater debris and maybe there was a ship there or something. Le route said that he ventured a few thoughts into that there might be indeed a ship, because of all the random stuff strewn throughout the area. Sometimes some bottles or a foam machine part would float to the surface and cycle in to the shallow area. It was rather arduous work cleaning up the garbage and debris, but satisfying as sometimes it would be some collectables that the group would end up keeping. One time Le route found a plastic ring that looked frighteningly similar to the caps on new OJ cartons. His niggas and Fort-Nite were playing craps with some of the crew while Bruce Baner was dungeon master of a dungeons and dragons game going on nearby when he told them about his discovery. Bruce Baner seemed interested in it because it hinted at further ships and machine parts that he could look for in the shops that sold them as antiques and baubles. The Bauble Shop, as it was called sold hella of that shit. And if you can get some decent stuff, you can construct machines, i seen hella of our niggas do that, there was that 1 time Fort-Nite went scuba-diving to explore the oceanbeds for similar things said Le-Route to Bruce Baner.</text:p>
      <text:p text:style-name="P2"/>
      <text:p text:style-name="P2">Bruce Baner parked his ocean vessel at one of the buoys and chained it to prevent escapage. He put on his scuba-diving gear and swum to the area that he was familiar had a lot of debris and sometimes a decent amount of garbage. At the bottom there was a random bottle floating through from the currents, which were quite a bit more powerful today than usual. It seemed like the winds were going to pick up in the area too according to his niggas. He found a piece of scrap metal that could have moved some distance from the ship he was going after. After circling around the area in that direction for some time, he looped and ended at a crevice or indentation in the ground, like a mini-canyon. There were a bunch of stones and rocks at the bottom, and a big boulder looking rock partially blocking the path into an uninhabited hole. There was some sand he wanted to collect from there since it was rarer than usual. He saw parts of the stones and rocks crumbling from the usual wear and tear and pick up a few pieces of scrap metal more before finding a screw or bolt, he couldn't tell what. It honestly looked like one of those large screws that held parts of the attachments to hulls of ships in place. He decided to swim in a reverse direction counter-clockwise to his original route, it seemed like the ruined ship was closeby.</text:p>
      <text:p text:style-name="P2"/>
      <text:p text:style-name="P2">His niggas and some of the associates Bruce Baner worked with tended to not be the most accurate at their assessments of what was going on in the area outside of whatever jobs they happened to be doing at the time, so when they were going on about some ship that was sunk in the area, he wanted to explore for the ruins. The only reason Bruce Baner figured it was there was due to the fact that the guy had a ship hull part and a grey hunk of uber rusted metal that looked like it was a off color collectible from the 1800s. The shop also didn't sell any of the parts, so putting together a machine or something <text:soft-page-break/>like that would be impossible normally. He then became super-interested in the possible construction of that shi. No one really wanted to go diving with his ass most of the time, because it was cold as fuck in the area, especially given the season being winter and all. Even near the equator they were stationed gave off signs and red flags to the existence of some shit that could potentially be worthwhile to fish up from the wreckage areas. Which surprisingly enough most of the time didnt have any large wreckage objects, was what the niggas and associates told him. If he could find the ship, he would probably end up looking for parts to complete whatever arts and crafts or machines and technology that some of them had already started. It seemed while the Bauble Shop generally had a lot of machine and technical parts, the hip antique store a ways down was more geared towards arts and crafts accessories.</text:p>
      <text:p text:style-name="P2"/>
      <text:p text:style-name="P1">The Rock Researcher and Gatherer</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1-27T15:45:22.33</meta:creation-date>
    <dc:date>2023-03-31T14:39:37.08</dc:date>
    <meta:editing-duration>PT45M14S</meta:editing-duration>
    <meta:editing-cycles>20</meta:editing-cycles>
    <meta:generator>OpenOffice/4.1.7$Win32 OpenOffice.org_project/417m1$Build-9800</meta:generator>
    <meta:document-statistic meta:table-count="0" meta:image-count="0" meta:object-count="0" meta:page-count="2" meta:paragraph-count="6" meta:word-count="965" meta:character-count="5294"/>
  </office:meta>
</office:document-meta>
</file>